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7000000371822555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.939cm" svg:height="1.939cm" svg:x="9.53cm" svg:y="13.88cm">
          <draw:image xlink:href="Pictures/10000201000000370000003718225552.png" xlink:type="simple" xlink:show="embed" xlink:actuate="onLoad">
            <text:p text:style-name="P1"><text:span text:style-name="T1">Catalog</text:span>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3-26T10:39:24.368085316</dc:date>
    <meta:editing-duration>PT6H21M29S</meta:editing-duration>
    <meta:editing-cycles>2</meta:editing-cycles>
    <meta:generator>LibreOffice/4.3.3.2$Linux_X86_64 LibreOffice_project/430m0$Build-2</meta:generator>
    <meta:document-statistic meta:object-count="1"/>
  </office:meta>
</office:document-meta>
</file>